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9" table:default-cell-style-name="ce2"/>
        <table:table-column table:style-name="co1" table:number-columns-repeated="4" table:default-cell-style-name="Default"/>
        <table:table-column table:style-name="co1" table:number-columns-repeated="5" table:default-cell-style-name="ce2"/>
        <table:table-column table:style-name="co1" table:number-columns-repeated="36" table:default-cell-style-name="Default"/>
        <table:table-column table:style-name="co1" table:number-columns-repeated="9" table:default-cell-style-name="ce2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2">
            <text:p>2</text:p>
          </table:table-cell>
          <table:table-cell table:number-columns-repeated="24" office:value-type="float" office:value="0">
            <text:p>0</text:p>
          </table:table-cell>
          <table:table-cell table:number-columns-repeated="9"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1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table:style-name="ce1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4" table:style-name="ce1" office:value-type="float" office:value="2">
            <text:p>2</text:p>
          </table:table-cell>
          <table:table-cell table:number-columns-repeated="6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1" office:value-type="float" office:value="2">
            <text:p>2</text:p>
          </table:table-cell>
          <table:table-cell table:number-columns-repeated="5" office:value-type="float" office:value="5">
            <text:p>5</text:p>
          </table:table-cell>
          <table:table-cell table:number-columns-repeated="14" table:style-name="ce1" office:value-type="float" office:value="2">
            <text:p>2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 table:number-rows-repeated="3">
          <table:table-cell table:style-name="Default" table:number-columns-repeated="10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4">
          <table:table-cell table:style-name="Default" table:number-columns-repeated="10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Esquina 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Muro derech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Default"/>
          <table:table-cell table:style-name="Default" office:value-type="string">
            <text:p>Puerta derech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Default" office:value-type="string">
            <text:p>Column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Default"/>
          <table:table-cell table:style-name="Default" office:value-type="string">
            <text:p>suelo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 table:style-name="Default" office:value-type="string">
            <text:p>Muro izquierd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Default"/>
          <table:table-cell table:style-name="Default" office:value-type="string">
            <text:p>puerta izquierd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Default"/>
          <table:table-cell table:style-name="Default" office:value-type="string">
            <text:p>foso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2:32:0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2:32:06.26</dc:date>
    <meta:editing-duration>PT1H26M11S</meta:editing-duration>
    <meta:editing-cycles>21</meta:editing-cycles>
    <meta:generator>OpenOffice/4.1.1$Win32 OpenOffice.org_project/411m6$Build-9775</meta:generator>
    <meta:document-statistic meta:table-count="1" meta:cell-count="4176" meta:object-count="0"/>
  </office:meta>
</office:document-meta>
</file>